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8:25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Rules of C# Syntax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Identifiers-Writelin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Conversions-Casting-Operator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o-whil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Arrays-Advanced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0:25:32Z</meta:creation-date>
    <dc:date>2021-08-12T00:25:32Z</dc:date>
    <meta:user-defined meta:name="date" meta:value-type="string">August  11, 2021 (08:25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